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44338"/>
    </style:style>
    <style:style style:name="P2" style:family="paragraph" style:parent-style-name="Standard">
      <style:text-properties fo:font-weight="bold" officeooo:paragraph-rsid="00144338" style:font-weight-asian="bold" style:font-weight-complex="bold"/>
    </style:style>
    <style:style style:name="P3" style:family="paragraph" style:parent-style-name="Standard">
      <style:text-properties fo:font-weight="bold" officeooo:paragraph-rsid="0016f394" style:font-weight-asian="bold" style:font-weight-complex="bold"/>
    </style:style>
    <style:style style:name="P4" style:family="paragraph" style:parent-style-name="Standard">
      <style:text-properties fo:font-size="13pt" fo:font-weight="bold" officeooo:paragraph-rsid="00144338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style="italic" fo:font-weight="bold" officeooo:paragraph-rsid="00144338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font-size="10pt" officeooo:paragraph-rsid="00144338" style:font-size-asian="10pt" style:font-size-complex="10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0pt" officeooo:paragraph-rsid="0016f394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.5pt" officeooo:paragraph-rsid="00144338" style:font-size-asian="10.5pt" style:font-size-complex="10.5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0.5pt" officeooo:paragraph-rsid="0016f394" style:font-size-asian="10.5pt" style:font-size-complex="10.5pt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0.5pt" officeooo:paragraph-rsid="0016f394" style:font-size-asian="10.5pt" style:font-size-complex="10.5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0.5pt" officeooo:paragraph-rsid="0016f394" style:font-size-asian="10.5pt" style:font-size-complex="10.5pt"/>
    </style:style>
    <style:style style:name="P12" style:family="paragraph" style:parent-style-name="Standard">
      <style:text-properties fo:font-size="11pt" officeooo:paragraph-rsid="00144338" style:font-size-asian="11pt" style:font-size-complex="11pt"/>
    </style:style>
    <style:style style:name="P13" style:family="paragraph" style:parent-style-name="Standard">
      <style:text-properties fo:font-size="11pt" officeooo:paragraph-rsid="0016f394" style:font-size-asian="11pt" style:font-size-complex="11pt"/>
    </style:style>
    <style:style style:name="P14" style:family="paragraph" style:parent-style-name="Standard">
      <style:text-properties fo:font-size="12pt" fo:font-style="italic" officeooo:paragraph-rsid="00144338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style="italic" officeooo:paragraph-rsid="00144338" style:font-style-asian="italic" style:font-style-complex="italic"/>
    </style:style>
    <style:style style:name="P16" style:family="paragraph" style:parent-style-name="Standard">
      <style:paragraph-properties fo:break-before="column"/>
      <style:text-properties fo:font-size="13pt" fo:font-weight="bold" officeooo:paragraph-rsid="00144338" style:font-size-asian="13pt" style:font-weight-asian="bold" style:font-size-complex="13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6cm" loext:contextual-spacing="false" fo:text-indent="0.3cm" style:auto-text-indent="false" style:page-number="auto" fo:background-color="transparent"/>
      <style:text-properties fo:font-weight="bold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2cm" fo:margin-right="1.3cm" fo:margin-top="0cm" fo:margin-bottom="0.499cm" loext:contextual-spacing="false" fo:line-height="115%" fo:text-align="start" style:justify-single-word="false" fo:text-indent="-1.6cm" style:auto-text-indent="false" style:page-number="auto" fo:background-color="transparent"/>
      <style:text-properties fo:font-size="14pt" style:font-size-asian="14pt" style:font-size-complex="14pt"/>
    </style:style>
    <style:style style:name="P19" style:family="paragraph" style:parent-style-name="Header">
      <style:paragraph-properties fo:margin-top="0cm" fo:margin-bottom="0.101cm" loext:contextual-spacing="false" fo:text-align="center" style:justify-single-word="false"/>
      <style:text-properties fo:font-weight="bold" officeooo:rsid="0016f83f" officeooo:paragraph-rsid="0016f83f" style:font-weight-asian="bold" style:font-weight-complex="bold"/>
    </style:style>
    <style:style style:name="P20" style:family="paragraph" style:parent-style-name="Tytyły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Horizontal_20_Line">
      <style:paragraph-properties fo:margin-top="0cm" fo:margin-bottom="0.6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Temat:</text:span> <text:span text:style-name="T4">Zadania poezji i role poety. Zinterpretuj i porównaj podane teksty Czesława Miłosza i Ernesta Brylla, uwzględniając wybrane konteksty literackie oraz ukształtowanie artystyczne obu tekstów.</text:span></text:p>
      <text:section text:style-name="Sect1" text:name="Sekcja1">
        <text:p text:style-name="P4">Czesław Miłosz (1911-2004)</text:p>
        <text:p text:style-name="P1"/>
        <text:p text:style-name="P20">Który skrzywdziłeś</text:p>
        <text:p text:style-name="P14"/>
        <text:p text:style-name="P12">Który skrzywdziłeś człowieka prostego</text:p>
        <text:p text:style-name="P12">Śmiechem nad krzywdą jego wybuchając,</text:p>
        <text:p text:style-name="P12">Gromadę błaznów koło siebie mając</text:p>
        <text:p text:style-name="P12">Na pomieszanie dobrego i złego,</text:p>
        <text:p text:style-name="P12">Choćby przed tobą wszyscy się skłonili</text:p>
        <text:p text:style-name="P12">Cnotę i mądrość tobie przypisując,</text:p>
        <text:p text:style-name="P12">Złote medale na twoją cześć kując,</text:p>
        <text:p text:style-name="P12">Radzi że jeszcze jeden dzień przeżyli,</text:p>
        <text:p text:style-name="P12"/>
        <text:p text:style-name="P12">Nie bądź bezpieczny. Poeta pamięta</text:p>
        <text:p text:style-name="P12">Możesz go zabić - narodzi się nowy.</text:p>
        <text:p text:style-name="P12">Spisane będą czyny i rozmowy.</text:p>
        <text:p text:style-name="P12"/>
        <text:p text:style-name="P12">Lepszy dla ciebie byłby świt zimowy</text:p>
        <text:p text:style-name="P12">I sznur i gałąź pod ciężarem zgięta.</text:p>
        <text:p text:style-name="P6"/>
        <text:p text:style-name="P21"><text:span text:style-name="Rubies"><text:span text:style-name="T2">Washington D.C., 1950 (Światło dzienne, 1953</text:span></text:span></text:p>
        <text:p text:style-name="P16">Ernest Bryll (ur. 1935)</text:p>
        <text:p text:style-name="P4"/>
        <text:p text:style-name="P5">Ten, który…</text:p>
        <text:p text:style-name="P15"/>
        <text:p text:style-name="P12">Ten, który skrzywdził człowieka prostego</text:p>
        <text:p text:style-name="P12">Wynajdzie rymopisów, co wszystko wymażą</text:p>
        <text:p text:style-name="P12">i historyka w dowodach zręcznego</text:p>
        <text:p text:style-name="P12">Który wyrzeźbi dzieje z tak dostojną twarzą</text:p>
        <text:p text:style-name="P12">Jak nigdy w dziejach nie bywało.</text:p>
        <text:p text:style-name="P12">Ten, który zbrodnię czynił - byle wszystko cało</text:p>
        <text:p text:style-name="P12">Znajdzie w ciemności wieków swoją sprawiedliwość</text:p>
        <text:p text:style-name="P12">Chociaż siał burze, słodkie zbierze ziarno.</text:p>
        <text:p text:style-name="P12"/>
        <text:p text:style-name="P12">Takie jest doświadczenie. A my byśmy chcieli</text:p>
        <text:p text:style-name="P12">Aby się słowa poety lękano</text:p>
        <text:p text:style-name="P12">By imperatorowie w pomiętej pościeli</text:p>
        <text:p text:style-name="P12">Pocili się, myśleli - co o nich pisano</text:p>
        <text:p text:style-name="P12"/>
        <text:p text:style-name="P12">Takie jest doświadczenie, które zawsze znano</text:p>
        <text:p text:style-name="P12">I zawsze przeciw głupi poeci lecieli.</text:p>
        <text:p text:style-name="P1"/>
        <text:p text:style-name="P1"><text:span text:style-name="Rubies"><text:span text:style-name="T2">Zwierzątko, 1975</text:span></text:span></text:p>
      </text:section>
      <text:p text:style-name="Standard"><text:span text:style-name="Rubies"/></text:p>
      <text:p text:style-name="Standard"/>
      <text:p text:style-name="P17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Miłosz, Który skrzywdziłeś</text:p>
          </table:table-cell>
          <table:table-cell table:style-name="Tabela1.B1" office:value-type="string">
            <text:p text:style-name="P3">Bryll, Ten, który…</text:p>
          </table:table-cell>
        </table:table-row>
        <table:table-row>
          <table:table-cell table:style-name="Tabela1.A2" table:number-columns-spanned="2" office:value-type="string">
            <text:p text:style-name="P12">Kreacja podmiotu lirycznego</text:p>
          </table:table-cell>
          <table:covered-table-cell/>
        </table:table-row>
        <table:table-row>
          <table:table-cell table:style-name="Tabela1.A5" office:value-type="string">
            <text:list xml:id="list2982339638" text:style-name="L1">
              <text:list-item>
                <text:p text:style-name="P8">pewny własnej wartości roli poeta;</text:p>
              </text:list-item>
              <text:list-item>
                <text:p text:style-name="P8">obserwator i krytyk piętnujący zło;</text:p>
              </text:list-item>
              <text:list-item>
                <text:p text:style-name="P8">osoba zaangażowana;</text:p>
              </text:list-item>
            </text:list>
          </table:table-cell>
          <table:table-cell table:style-name="Tabela1.B5" office:value-type="string">
            <text:list xml:id="list730576104" text:style-name="L2">
              <text:list-item>
                <text:p text:style-name="P7">racjonalista odrzucający idealizowanie rzeczywistości;</text:p>
              </text:list-item>
              <text:list-item>
                <text:p text:style-name="P7">ironiczny, sarkastyczny krytyk;</text:p>
              </text:list-item>
              <text:list-item>
                <text:p text:style-name="P7">osoba zachowująca dystans;</text:p>
              </text:list-item>
              <text:list-item>
                <text:p text:style-name="P7"/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13">Adresat liryczny</text:p>
          </table:table-cell>
          <table:covered-table-cell/>
        </table:table-row>
        <table:table-row>
          <table:table-cell table:style-name="Tabela1.A5" office:value-type="string">
            <text:list xml:id="list1823153019" text:style-name="L3">
              <text:list-item>
                <text:p text:style-name="P9">człowiek lekceważący człowieka i normy moralne;</text:p>
              </text:list-item>
              <text:list-item>
                <text:p text:style-name="P9">tyran, zadufany w sobie, pyszny i dumny władca;</text:p>
              </text:list-item>
            </text:list>
          </table:table-cell>
          <table:table-cell table:style-name="Tabela1.B5" office:value-type="string">
            <text:list xml:id="list1247282716" text:style-name="L4">
              <text:list-item>
                <text:p text:style-name="P10">retoryczne "my", czyli "wy" - podm. zdystansowany!</text:p>
              </text:list-item>
              <text:list-item>
                <text:p text:style-name="P10">ludzie naiwni, wierzący w ideały i sprawiedliwość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13">Władca i społeczeństwo</text:p>
          </table:table-cell>
          <table:covered-table-cell/>
        </table:table-row>
      </table:table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list xml:id="list2988770548" text:style-name="L5">
              <text:list-item>
                <text:p text:style-name="P11">spersonalizowany (2 os. lp.) - wzmocnienie groźby;</text:p>
              </text:list-item>
              <text:list-item>
                <text:p text:style-name="P11">strachem podporządkowuje sobie innych;</text:p>
              </text:list-item>
              <text:list-item>
                <text:p text:style-name="P11">poddańczo wychwalany i idealizowany;</text:p>
              </text:list-item>
            </text:list>
          </table:table-cell>
          <table:table-cell table:style-name="Tabela2.B1" office:value-type="string">
            <text:list xml:id="list103523852782018" text:continue-numbering="true" text:style-name="L5">
              <text:list-item>
                <text:p text:style-name="P11">uprzedmiotowiony (3 os.) - niedosięgły; cyniczny i szyderczy manipulator; gardzi człowiekiem i prawdą;</text:p>
              </text:list-item>
              <text:list-item>
                <text:p text:style-name="P11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ytyły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01cm" loext:contextual-spacing="false" fo:text-align="center" style:justify-single-word="false"/>
      <style:text-properties fo:font-weight="bold" officeooo:rsid="0016f83f" officeooo:paragraph-rsid="0016f83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54.915248792</meta:creation-date>
    <dc:date>2017-10-30T10:32:05.236784586</dc:date>
    <meta:editing-duration>PT9M53S</meta:editing-duration>
    <meta:editing-cycles>2</meta:editing-cycles>
    <meta:generator>LibreOffice/5.4.1.2.0$Linux_X86_64 LibreOffice_project/40m0$Build-2</meta:generator>
    <meta:document-statistic meta:table-count="2" meta:image-count="0" meta:object-count="0" meta:page-count="2" meta:paragraph-count="57" meta:word-count="329" meta:character-count="2210" meta:non-whitespace-character-count="1953"/>
  </office:meta>
</office:document-meta>
</file>